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gr1" style:family="graphic">
      <style:graphic-properties draw:stroke="dash" draw:stroke-dash="Ultrafine_20_2_20_Dots_20_3_20_Dashes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9cm" draw:marker-end-width="0.399cm" draw:fill="none" draw:textarea-horizontal-align="justify" draw:textarea-vertical-align="middle" draw:auto-grow-height="false" fo:min-height="0.582cm" fo:min-width="1.464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Ultrafine_20_2_20_Dots_20_3_20_Dashes" svg:stroke-width="0.03cm" svg:stroke-color="#000000" draw:marker-start-width="0.399cm" draw:marker-end-width="0.399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704cm" fo:min-width="5.2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654cm" fo:min-width="5.24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Ultrafine_20_2_20_Dots_20_3_20_Dashes" svg:stroke-width="0.019cm" svg:stroke-color="#000000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19cm" svg:stroke-color="#000000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0.118cm" fo:min-width="0.1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1" draw:style-name="gr1" draw:text-style-name="P1" svg:x1="1.753cm" svg:y1="2.552cm" svg:x2="15.776cm" svg:y2="2.552cm"><text:p/></draw:line><draw:custom-shape text:anchor-type="paragraph" draw:z-index="1" draw:name="Shape2" draw:style-name="gr2" draw:text-style-name="P2" svg:width="2.925cm" svg:height="1.747cm" draw:transform="rotate (1.5707963267949) translate (2.45886111111111cm 4.0128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" draw:name="Shape3" draw:style-name="gr3" draw:text-style-name="P3" svg:x1="4.214cm" svg:y1="0.658cm" svg:x2="4.214cm" svg:y2="4.263cm"><text:p/></draw:line><draw:line text:anchor-type="paragraph" draw:z-index="3" draw:name="Shape3" draw:style-name="gr3" draw:text-style-name="P1" svg:x1="15.114cm" svg:y1="0.741cm" svg:x2="15.088cm" svg:y2="4.38cm"><text:p/></draw:line><draw:line text:anchor-type="paragraph" draw:z-index="4" draw:name="Shape3" draw:style-name="gr3" draw:text-style-name="P1" svg:x1="12.271cm" svg:y1="0.727cm" svg:x2="12.245cm" svg:y2="4.366cm"><text:p/></draw:line><draw:line text:anchor-type="paragraph" draw:z-index="5" draw:name="Shape3" draw:style-name="gr3" draw:text-style-name="P1" svg:x1="4.956cm" svg:y1="1.54cm" svg:x2="4.928cm" svg:y2="3.505cm"><text:p/></draw:line><draw:line text:anchor-type="paragraph" draw:z-index="6" draw:name="Shape3" draw:style-name="gr3" draw:text-style-name="P1" svg:x1="4.939cm" svg:y1="0.646cm" svg:x2="4.939cm" svg:y2="1.193cm"><text:p/></draw:line><draw:line text:anchor-type="paragraph" draw:z-index="7" draw:name="Shape3" draw:style-name="gr3" draw:text-style-name="P1" svg:x1="4.918cm" svg:y1="3.732cm" svg:x2="4.922cm" svg:y2="4.291cm"><text:p/></draw:line><draw:line text:anchor-type="paragraph" draw:z-index="8" draw:name="Shape4" draw:style-name="gr4" draw:text-style-name="P1" svg:x1="4.214cm" svg:y1="1.088cm" svg:x2="4.911cm" svg:y2="1.081cm"><text:p/></draw:line><draw:line text:anchor-type="paragraph" draw:z-index="9" draw:name="Shape4" draw:style-name="gr4" draw:text-style-name="P1" svg:x1="4.205cm" svg:y1="4.013cm" svg:x2="4.902cm" svg:y2="4.006cm"><text:p/></draw:line><draw:line text:anchor-type="paragraph" draw:z-index="10" draw:name="Shape1" draw:style-name="gr5" draw:text-style-name="P3" svg:x1="4.93cm" svg:y1="1.378cm" svg:x2="12.245cm" svg:y2="1.378cm"><text:p/></draw:line><draw:line text:anchor-type="paragraph" draw:z-index="11" draw:name="Shape1" draw:style-name="gr5" draw:text-style-name="P1" svg:x1="4.93cm" svg:y1="3.623cm" svg:x2="12.245cm" svg:y2="3.623cm"><text:p/></draw:line><draw:line text:anchor-type="paragraph" draw:z-index="12" draw:name="Shape1" draw:style-name="gr5" draw:text-style-name="P1" svg:x1="12.271cm" svg:y1="1.376cm" svg:x2="15.088cm" svg:y2="2.553cm"><text:p/></draw:line><draw:line text:anchor-type="paragraph" draw:z-index="13" draw:name="Shape1" draw:style-name="gr5" draw:text-style-name="P1" svg:x1="12.245cm" svg:y1="3.623cm" svg:x2="15.088cm" svg:y2="2.584cm"><text:p/></draw:line><draw:custom-shape text:anchor-type="paragraph" draw:z-index="14" draw:name="Shape5" draw:style-name="gr6" draw:text-style-name="P2" svg:width="5.299cm" svg:height="0.705cm" svg:x="5.81cm" svg:y="1.007cm"><text:p/><draw:enhanced-geometry svg:viewBox="0 0 21600 21600" draw:type="rectangle" draw:enhanced-path="M 0 0 L 21600 0 21600 21600 0 21600 0 0 Z N"/></draw:custom-shape><draw:custom-shape text:anchor-type="paragraph" draw:z-index="15" draw:name="Shape5" draw:style-name="gr7" draw:text-style-name="P2" svg:width="5.299cm" svg:height="0.705cm" svg:x="5.817cm" svg:y="3.274cm"><text:p/><draw:enhanced-geometry svg:viewBox="0 0 21600 21600" draw:type="rectangle" draw:enhanced-path="M 0 0 L 21600 0 21600 21600 0 21600 0 0 Z N"/></draw:custom-shape><draw:line text:anchor-type="paragraph" draw:z-index="16" draw:name="Shape1" draw:style-name="gr8" draw:text-style-name="P3" svg:x1="5.812cm" svg:y1="1.93cm" svg:x2="8.207cm" svg:y2="1.926cm"><text:p/></draw:line><draw:line text:anchor-type="paragraph" draw:z-index="17" draw:name="Shape3" draw:style-name="gr9" draw:text-style-name="P1" svg:x1="11.102cm" svg:y1="1.813cm" svg:x2="11.102cm" svg:y2="2.039cm"><text:p/></draw:line><draw:line text:anchor-type="paragraph" draw:z-index="18" draw:name="Shape3" draw:style-name="gr9" draw:text-style-name="P1" svg:x1="5.812cm" svg:y1="1.81cm" svg:x2="5.812cm" svg:y2="2.036cm"><text:p/></draw:line><draw:line text:anchor-type="paragraph" draw:z-index="19" draw:name="Shape3" draw:style-name="gr9" draw:text-style-name="P1" svg:x1="8.225cm" svg:y1="1.304cm" svg:x2="8.394cm" svg:y2="1.378cm"><text:p/></draw:line><draw:line text:anchor-type="paragraph" draw:z-index="20" draw:name="Shape3" draw:style-name="gr9" draw:text-style-name="P1" svg:x1="8.216cm" svg:y1="1.48cm" svg:x2="8.394cm" svg:y2="1.378cm"><text:p/></draw:line><draw:line text:anchor-type="paragraph" draw:z-index="21" draw:name="Shape3" draw:style-name="gr9" draw:text-style-name="P1" svg:x1="8.216cm" svg:y1="3.549cm" svg:x2="8.385cm" svg:y2="3.623cm"><text:p/></draw:line><draw:line text:anchor-type="paragraph" draw:z-index="22" draw:name="Shape3" draw:style-name="gr9" draw:text-style-name="P1" svg:x1="8.188cm" svg:y1="3.725cm" svg:x2="8.366cm" svg:y2="3.623cm"><text:p/></draw:line><draw:frame text:anchor-type="paragraph" draw:z-index="23" draw:name="Shape6" draw:style-name="gr10" draw:text-style-name="P4" svg:width="0.93cm" svg:height="0.391cm" svg:x="1.706cm" svg:y="2.798cm"><draw:text-box><text:p><text:span text:style-name="T1">source</text:span></text:p></draw:text-box></draw:frame><draw:frame text:anchor-type="paragraph" draw:z-index="24" draw:name="Shape6" draw:style-name="gr10" draw:text-style-name="P4" svg:width="0.334cm" svg:height="0.391cm" svg:x="8.313cm" svg:y="1.753cm"><draw:text-box><text:p><text:span text:style-name="T1">L</text:span></text:p></draw:text-box></draw:frame><draw:frame text:anchor-type="paragraph" draw:z-index="25" draw:name="Shape6" draw:style-name="gr11" draw:text-style-name="P4" svg:width="1.227cm" svg:height="0.403cm" svg:x="9.857cm" svg:y="0.492cm"><draw:text-box><text:p><text:span text:style-name="T1">tube n° 1</text:span></text:p></draw:text-box></draw:frame><draw:frame text:anchor-type="paragraph" draw:z-index="26" draw:name="Shape6" draw:style-name="gr11" draw:text-style-name="P4" svg:width="1.227cm" svg:height="0.403cm" svg:x="9.892cm" svg:y="4.078cm"><draw:text-box><text:p><text:span text:style-name="T1">tube n° 2</text:span></text:p></draw:text-box></draw:frame><draw:frame text:anchor-type="paragraph" draw:z-index="27" draw:name="Shape6" draw:style-name="gr10" draw:text-style-name="P4" svg:width="0.334cm" svg:height="0.391cm" svg:x="15.198cm" svg:y="2.092cm"><draw:text-box><text:p><text:span text:style-name="T1">M</text:span></text:p></draw:text-box></draw:frame><draw:frame text:anchor-type="paragraph" draw:z-index="28" draw:name="Shape6" draw:style-name="gr10" draw:text-style-name="P4" svg:width="0.793cm" svg:height="0.391cm" svg:x="15.217cm" svg:y="3.974cm"><draw:text-box><text:p><text:span text:style-name="T1">écran</text:span></text:p></draw:text-box></draw:frame><draw:frame text:anchor-type="paragraph" draw:z-index="29" draw:name="Shape6" draw:style-name="gr10" draw:text-style-name="P4" svg:width="0.306cm" svg:height="0.391cm" svg:x="2.297cm" svg:y="2.08cm"><draw:text-box><text:p><text:span text:style-name="T1">S</text:span></text:p></draw:text-box></draw:frame><draw:custom-shape text:anchor-type="paragraph" draw:z-index="30" draw:name="Shape7" draw:style-name="gr12" draw:text-style-name="P5" svg:width="0.165cm" svg:height="0.165cm" svg:x="2.438cm" svg:y="2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7" draw:style-name="gr12" draw:text-style-name="P5" svg:width="0.165cm" svg:height="0.165cm" svg:x="15.034cm" svg:y="2.4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1" draw:style-name="gr8" draw:text-style-name="P3" svg:x1="8.587cm" svg:y1="1.926cm" svg:x2="11.102cm" svg:y2="1.92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0:59:33.940984838</meta:creation-date>
    <dc:date>2020-10-14T11:27:41.150437540</dc:date>
    <meta:editing-duration>PT15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